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F Pro Display" svg:font-family="'SF Pro Display', apple-system, system-ui, BlinkMacSystemFont, Inter, 'Segoe UI', Roboto, Helvetica, Arial, sans-serif, 'Apple Color Emoji', 'Segoe UI Emoji', 'Segoe UI Symbol'"/>
    <style:font-face style:name="apple-system" svg:font-family="apple-system, system-ui, 'Helvetica Neue', Tahoma, 'PingFang SC', 'Microsoft Yahei', Arial, 'Hiragino Sans GB', sans-serif, 'Apple Color Emoji', 'Segoe UI Emoji', 'Segoe UI Symbol', 'Noto Color Emoji'"/>
  </office:font-face-decls>
  <office:automatic-styles>
    <style:style style:name="P1" style:family="paragraph" style:parent-style-name="Heading_20_1">
      <style:text-properties officeooo:rsid="000d589f" officeooo:paragraph-rsid="000d589f"/>
    </style:style>
    <style:style style:name="P2" style:family="paragraph" style:parent-style-name="Heading_20_1">
      <style:text-properties officeooo:rsid="000e48b0" officeooo:paragraph-rsid="000e48b0"/>
    </style:style>
    <style:style style:name="P3" style:family="paragraph" style:parent-style-name="Heading_20_1">
      <style:text-properties officeooo:paragraph-rsid="000e48b0"/>
    </style:style>
    <style:style style:name="P4" style:family="paragraph" style:parent-style-name="Heading_20_1">
      <style:text-properties style:font-name="SF Pro Display" fo:font-weight="bold" officeooo:rsid="000fecec" officeooo:paragraph-rsid="0011aba5"/>
    </style:style>
    <style:style style:name="P5" style:family="paragraph" style:parent-style-name="Quotations">
      <style:text-properties officeooo:paragraph-rsid="0011aba5"/>
    </style:style>
    <style:style style:name="P6" style:family="paragraph" style:parent-style-name="Text_20_body">
      <style:text-properties officeooo:rsid="000d589f" officeooo:paragraph-rsid="000d589f"/>
    </style:style>
    <style:style style:name="P7" style:family="paragraph" style:parent-style-name="Text_20_body">
      <style:paragraph-properties fo:margin-left="0cm" fo:margin-right="0cm" fo:text-align="start" style:justify-single-word="false" fo:orphans="2" fo:widows="2" fo:text-indent="0cm" style:auto-text-indent="false"/>
    </style:style>
    <style:style style:name="P8" style:family="paragraph" style:parent-style-name="Text_20_body">
      <style:text-properties officeooo:rsid="000fecec" officeooo:paragraph-rsid="000fecec"/>
    </style:style>
    <style:style style:name="P9" style:family="paragraph" style:parent-style-name="Text_20_body">
      <style:text-properties officeooo:rsid="0011aba5" officeooo:paragraph-rsid="0011aba5"/>
    </style:style>
    <style:style style:name="P10" style:family="paragraph" style:parent-style-name="Text_20_body">
      <style:text-properties officeooo:paragraph-rsid="000fecec"/>
    </style:style>
    <style:style style:name="P11" style:family="paragraph" style:parent-style-name="Text_20_body">
      <style:text-properties officeooo:paragraph-rsid="0011aba5"/>
    </style:style>
    <style:style style:name="P12" style:family="paragraph" style:parent-style-name="Text_20_body">
      <style:paragraph-properties fo:text-align="center" style:justify-single-word="false"/>
      <style:text-properties officeooo:paragraph-rsid="000d589f"/>
    </style:style>
    <style:style style:name="P13" style:family="paragraph">
      <loext:graphic-properties draw:fill="solid" draw:fill-color="#ffffff"/>
      <style:paragraph-properties fo:text-align="center"/>
    </style:style>
    <style:style style:name="T1" style:family="text">
      <style:text-properties fo:font-style="italic" style:font-style-asian="italic" style:font-style-complex="italic"/>
    </style:style>
    <style:style style:name="T2" style:family="text">
      <style:text-properties officeooo:rsid="000d589f"/>
    </style:style>
    <style:style style:name="T3" style:family="text">
      <style:text-properties officeooo:rsid="000e48b0"/>
    </style:style>
    <style:style style:name="T4" style:family="text">
      <style:text-properties loext:padding="0.049cm" loext:border="0.06pt solid #e5e7eb"/>
    </style:style>
    <style:style style:name="T5" style:family="text">
      <style:text-properties fo:font-variant="normal" fo:text-transform="none" fo:color="#262626" loext:opacity="100%" style:font-name="apple-system" fo:font-size="12pt" fo:letter-spacing="normal" fo:font-style="normal" fo:font-weight="normal"/>
    </style:style>
    <style:style style:name="T6" style:family="text">
      <style:text-properties officeooo:rsid="0011aba5"/>
    </style:style>
    <style:style style:name="T7" style:family="text">
      <style:text-properties style:font-name="SF Pro Display" fo:font-weight="bold"/>
    </style:style>
    <style:style style:name="gr1" style:family="graphic">
      <style:graphic-properties draw:stroke="solid" svg:stroke-width="0cm" svg:stroke-color="#000000" draw:stroke-linejoin="round" svg:stroke-linecap="butt" draw:fill="solid" draw:fill-color="#ffffff" draw:textarea-horizontal-align="center" draw:textarea-vertical-align="top" draw:auto-grow-height="false" loext:decorative="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ughForge</text:p>
      <text:p text:style-name="Subtitle"><text:span text:style-name="T2">The </text:span>Reproducible Self Pub<text:span text:style-name="T2">lishing desk top </text:span><text:s/>Kit</text:p>
      <text:p text:style-name="Text_20_body"/>
      <text:p text:style-name="Text_20_body"/>
      <text:p text:style-name="Text_20_body"/>
      <text:h text:style-name="P4" text:outline-level="1">Anchoring the Chaos: </text:h>
      <text:h text:style-name="P4" text:outline-level="1"><text:span text:style-name="T6">Introducing </text:span>The W⚓ Protocol for DoughForge’s Happy Ending Quest 🚀</text:h>
      <text:p text:style-name="P11"><text:a xlink:type="simple" xlink:href="https://open.substack.com/pub/grubstreetinexile/p/anchoring-the-chaos-the-w-protocol?utm_campaign=post-expanded-share&amp;utm_medium=web" text:style-name="Internet_20_link" text:visited-style-name="Visited_20_Internet_20_Link"><text:span text:style-name="T6">Anchoring the Chaos: The W⚓ Protocol for DoughForge’s Happy Ending Quest 🚀</text:span></text:a></text:p>
      <text:p text:style-name="P11"/>
      <text:p text:style-name="P11"><text:span text:style-name="T6">And that’s the beginning of the beginning of the beginning of the end of the next book. </text:span></text:p>
      <text:p text:style-name="Text_20_body"/>
      <text:p text:style-name="Text_20_body"/>
      <text:p text:style-name="P5">“ No passion in the world is equal to the passion to alter someone elses daft “</text:p>
      <text:p text:style-name="P5"><text:s/>H. G : Well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2"><text:span text:style-name="T2">By Roger G Lewis</text:span></text:p>
      <text:p text:style-name="Text_20_body"/>
      <text:h text:style-name="P1" text:outline-level="1"><text:soft-page-break/></text:h>
      <text:h text:style-name="P1" text:outline-level="1">Chapter 1</text:h>
      <text:h text:style-name="Heading_20_1" text:outline-level="1"><text:span text:style-name="T2">The </text:span><text:bookmark-start text:name="reproducible-selfpub-kit---manuscript"/>Reproducible Self Pub<text:span text:style-name="T2">lishing desk top </text:span><text:s/>Kit</text:h>
      <text:h text:style-name="Heading_20_2" text:outline-level="2">Introduction</text:h>
      <text:p text:style-name="First_20_Paragraph">Release notes for writers whove been burned by little quirks You are not expected to understand this.</text:p>
      <text:p text:style-name="Text_20_body">That sentence showed up as a real comment in early UNIX source codehalf warning, half wink.</text:p>
      <text:p text:style-name="Text_20_body">It wasnt meant as a challenge. It meant: this wont be on the exam.</text:p>
      <text:p text:style-name="Text_20_body">So yes: its on the exam.</text:p>
      <text:p text:style-name="Text_20_body">Not because you need to become a compiler archaeologist, but because modern publishing tools have the same bad habit as old systems code: they quietly accumulate quirks, and then you lose an afternoon (or a launch date) to something you werent expected to understand.</text:p>
      <text:p text:style-name="Text_20_body">This pamphlet is a small act of civil engineering:</text:p>
      <text:p text:style-name="Text_20_body">One canonical manuscript. A repeatable build that produces PDF + EPUB + DOCX. A boring paper trail that prevents drift. You dont have to love tooling. You just shouldnt have to fear it.</text:p>
      <text:p text:style-name="Text_20_body">You already know how to write. The frustrating part is everything around the writing: the title that doesnt match, the cover that drifts, the EPUB that behaves until a platform preview invents new physics, and the eternal question:</text:p>
      <text:p text:style-name="Text_20_body">Which file is the real one?</text:p>
      <text:p text:style-name="Text_20_body">This pamphlet is a small answer: one canonical manuscript + one repeatable build + version history you can trust. Not glamorous. Just reliably boring.</text:p>
      <text:p text:style-name="Standard"><draw:rect text:anchor-type="as-char" style:rel-width="100%" draw:z-index="0" draw:style-name="gr1" draw:text-style-name="P13" svg:width="16.511cm" svg:height="0.054cm"><text:p/></draw:rect><text:bookmark-end text:name="reproducible-selfpub-kit---manuscript"/></text:p>
      <text:h text:style-name="P1" text:outline-level="1"/>
      <text:p text:style-name="P6"/>
      <text:p text:style-name="P6"/>
      <text:p text:style-name="P6"/>
      <text:p text:style-name="P6"/>
      <text:p text:style-name="P6"/>
      <text:h text:style-name="P1" text:outline-level="1"><text:soft-page-break/>Chapter 2</text:h>
      <text:h text:style-name="P1" text:outline-level="1">Origin Story<text:bookmark-start text:name="reproducible-selfpub-kit---manuscript-1"/></text:h>
      <text:p text:style-name="First_20_Paragraph">Contents Origin Story: the quirks that ate publication day Ground Truth: one manuscript, many outputs Versioning with Git: stop selling yourself work you already did Metadata discipline: titles, subtitles, series, and the Great Drift Covers that match reality (outside and inside) Flexible by design: kids books technical academic Quick timeline + firstship checklist Microindex for tired humans Foreword (from a cheerful realist) Ive published 11 books through Draft2Digital since 2018. Two more are on deck. That means Ive had enough oh no moments to qualify as a minor weather pattern.</text:p>
      <text:p text:style-name="Text_20_body">The recurring theme isn't incompetence. Its drift: titles drift, covers drift, internal title pages drift, versions drift and suddenly your final file has cousins. Loud cousins.</text:p>
      <text:p text:style-name="Text_20_body">This kit is how you stop drift from running your publishing schedule.</text:p>
      <text:p text:style-name="Standard"><draw:rect text:anchor-type="as-char" style:rel-width="100%" draw:z-index="1" draw:style-name="gr1" draw:text-style-name="P13" svg:width="16.511cm" svg:height="0.054cm"><text:p/></draw:rect><text:bookmark-end text:name="reproducible-selfpub-kit---manuscript-1"/><text:bookmark-start text:name="reproducible-selfpub-kit---manuscript-2"/></text:p>
      <text:p text:style-name="First_20_Paragraph">Draft2Digital is brilliant at distribution. <text:span text:style-name="T2">r</text:span>eedsy is great for production. And yet between tools tiny quirks can hold up publication like a pebble in a train door.</text:p>
      <text:p text:style-name="Text_20_body">Common culprits:</text:p>
      <text:p text:style-name="Text_20_body">Cover title/subtitle doesn't match the internal title page. E PUB respects headings; DOC X decides to improvise. Scene breaks turn into mystery blank space (or mystery no space). Previews look fine until store conversion does its own thing. You fix one thing and accidentally publish a different file than the one you checked. The fix isn't heroic. Its practical:</text:p>
      <text:p text:style-name="Text_20_body">Write down reality. Make the tools obey it.</text:p>
      <text:p text:style-name="Text_20_body">That’s what an Anchor file is for: a boring little contract that says these paths are real, these commands work on this machine, this is the source, and these are build outputs.</text:p>
      <text:p text:style-name="Text_20_body">Prompt Box: Check whats real (before you fix what isn't) Pitfall: Notepad + One-drive + Markdown fences (how people lose hours) If Notepad offers to clear all and save new or says it cant find the file, stop and verify you're editing the file you think you are. In synced folders (e.g., One-drive), the file can change while Notepad is open.</text:p>
      <text:p text:style-name="Text_20_body">Also: Markdown code fences are literal. If you start a fenced block with ``` and forget the closing, the rest of the document becomes code.</text:p>
      <text:p text:style-name="Text_20_body">Two checks:</text:p>
      <text:p text:style-name="Text_20_body">Confirm the manuscript file is real and non-empty:</text:p>
      <text:p text:style-name="Text_20_body">Confirm code fences are balanced (even count):</text:p>
      <text:p text:style-name="Standard"><draw:rect text:anchor-type="as-char" style:rel-width="100%" draw:z-index="2" draw:style-name="gr1" draw:text-style-name="P13" svg:width="16.511cm" svg:height="0.054cm"><text:p/></draw:rect><text:bookmark-end text:name="reproducible-selfpub-kit---manuscript-2"/></text:p>
      <text:h text:style-name="P1" text:outline-level="1"><text:soft-page-break/>Chapter 3</text:h>
      <text:h text:style-name="Heading_20_1" text:outline-level="1">Inside the publishing pain locker<text:bookmark-start text:name="reproducible-selfpub-kit---manuscript-3"/></text:h>
      <text:p text:style-name="First_20_Paragraph">Publishing pain usually comes from one root cause:</text:p>
      <text:p text:style-name="Text_20_body">You stop knowing which file is the truth.</text:p>
      <text:p text:style-name="Text_20_body">So we pick a truth and make everything else a rebuildable product of that truth.</text:p>
      <text:p text:style-name="Text_20_body">The Ground Truth rule One canonical manuscript (this Markdown file).</text:p>
      <text:p text:style-name="Text_20_body">Everything else is generated: PDF, EPUB, DOCX, cover embeds, metadata exports.</text:p>
      <text:p text:style-name="Text_20_body">If an output looks wrong, you do not fix the output. You fix the manuscript (or the build rules) and rebuild.</text:p>
      <text:p text:style-name="Text_20_body">This isnt ideology. Its how you keep launch day boring.</text:p>
      <text:p text:style-name="Text_20_body">What counts as canonical (and what doesnt) Canonical (edit these):</text:p>
      <text:p text:style-name="Text_20_body">publication/pamphlet_issue_1.md</text:p>
      <text:p text:style-name="Text_20_body">any images referenced by the manuscript (covers, diagrams)</text:p>
      <text:p text:style-name="Text_20_body">build scripts/templates you actually control (if used)</text:p>
      <text:p text:style-name="Text_20_body">Artifacts (rebuild these):</text:p>
      <text:p text:style-name="Text_20_body">outputs/.pdf</text:p>
      <text:p text:style-name="Text_20_body">outputs/.epub</text:p>
      <text:p text:style-name="Text_20_body">outputs/*.docx</text:p>
      <text:p text:style-name="Text_20_body">If you can regenerate it, dont treat it like source.</text:p>
      <text:p text:style-name="Text_20_body">The Anchor connection (no mysticism, just receipts) Your ANCHOR.md is the contract that keeps you honest:</text:p>
      <text:p text:style-name="Text_20_body">the repo layout you expect the commands that should work the checks you run when reality starts drifting When youre tired, obvious becomes expensive. Anchor files are cheap insurance.</text:p>
      <text:p text:style-name="Standard"><draw:rect text:anchor-type="as-char" style:rel-width="100%" draw:z-index="3" draw:style-name="gr1" draw:text-style-name="P13" svg:width="16.511cm" svg:height="0.054cm"><text:p/></draw:rect><text:bookmark-end text:name="reproducible-selfpub-kit---manuscript-3"/></text:p>
      <text:h text:style-name="P3" text:outline-level="1"><text:soft-page-break/></text:h>
      <text:h text:style-name="P3" text:outline-level="1"><text:span text:style-name="T3">Chapter 4</text:span></text:h>
      <text:h text:style-name="P2" text:outline-level="1">Git and the Kit.</text:h>
      <text:h text:style-name="Heading_20_1" text:outline-level="1"><text:bookmark-start text:name="reproducible-selfpub-kit---manuscript-4"/>Reproducible SelfPub Kit - Manuscript</text:h>
      <text:p text:style-name="First_20_Paragraph">Git is not here to turn you into a developer. Its here to prevent these disasters:</text:p>
      <text:p text:style-name="Text_20_body">I fixed it yesterday. Where did it go? Which draft did I upload? I changed one tiny thing and now everything is different. I need the previous subtitle back. The good one. The writer-friendly Git minimum You can get 90% of the value with three commands:</text:p>
      <text:p text:style-name="Text_20_body">That’s it. No branching epic required.</text:p>
      <text:p text:style-name="Text_20_body">What to commit (a sensible default) Commit:</text:p>
      <text:p text:style-name="Text_20_body">manuscripts (publication/<text:span text:style-name="T1">.md) Anchor + logs (ANCHOR.md, publication/INTERIM_PROGRESS_LOG.md) build scripts (tools/</text:span>) templates/styles you own (if any) referenced images Avoid committing:</text:p>
      <text:p text:style-name="Text_20_body">generated outputs (outputs/*) unless you explicitly want release artifacts in the repo If you do commit outputs, do it deliberately (and ideally in a separate commit) so history stays readable.</text:p>
      <text:p text:style-name="Text_20_body">A good commit message formula Use: verb + object + reason</text:p>
      <text:p text:style-name="Text_20_body">Examples:</text:p>
      <text:p text:style-name="Text_20_body">Add epigraph and replace HTML breaks with <text:s/>Clarify Anchor contract and add build checks Fix heading levels to improve EPUB navigation Your future self doesnt need poetry. They need context.</text:p>
      <text:p text:style-name="Standard"><draw:rect text:anchor-type="as-char" style:rel-width="100%" draw:z-index="4" draw:style-name="gr1" draw:text-style-name="P13" svg:width="16.511cm" svg:height="0.054cm"><text:p/></draw:rect><text:bookmark-end text:name="reproducible-selfpub-kit---manuscript-4"/></text:p>
      <text:h text:style-name="Heading_20_1" text:outline-level="1"/>
      <text:p text:style-name="Text_20_body"/>
      <text:p text:style-name="Text_20_body"/>
      <text:p text:style-name="Text_20_body"/>
      <text:p text:style-name="Text_20_body"/>
      <text:h text:style-name="P2" text:outline-level="1"><text:soft-page-break/>Covers titles headings and Meta Data</text:h>
      <text:h text:style-name="Heading_20_1" text:outline-level="1"><text:bookmark-start text:name="reproducible-selfpub-kit---manuscript-5"/>Reproducible SelfPub Kit – Manuscript</text:h>
      <text:p text:style-name="Text_20_body"/>
      <text:p text:style-name="First_20_Paragraph">Metadata is the most boring part of publishing until it costs you hours.</text:p>
      <text:p text:style-name="Text_20_body">Drift happens when these don't match:</text:p>
      <text:p text:style-name="Text_20_body">cover text internal title page text (inside the book) platform metadata fields (Draft2Digital, etc.) filenames and folders what you think you shipped The One Sheet of Reality trick Maintain one place where the current truth lives. YAML at the top of the manuscript is ideal.</text:p>
      <text:p text:style-name="Text_20_body">Your YAML is already doing the job:</text:p>
      <text:p text:style-name="Text_20_body">Practical rules that prevent drift Change metadata in one place first (YAML), then update the cover/title page if needed. Treat store dashboards as outputs, not the source of truth. Decide your public title policy and stick to it: subtitle everywhere vs cover-only series name formatting author name spelling/punctuation (yes, it matters) EPUB note (quiet but important) EPUB readers and libraries surface metadata aggressively. If your EPUB looks wrong in a device library, its often meta data not layout.</text:p>
      <text:p text:style-name="Standard"><draw:rect text:anchor-type="as-char" style:rel-width="100%" draw:z-index="5" draw:style-name="gr1" draw:text-style-name="P13" svg:width="16.511cm" svg:height="0.054cm"><text:p/></draw:rect><text:bookmark-end text:name="reproducible-selfpub-kit---manuscript-5"/></text:p>
      <text:h text:style-name="Heading_20_1" text:outline-level="1"/>
      <text:h text:style-name="P3" text:outline-level="1"><text:span text:style-name="T3">Covers and Art Work, We’ve got you covered</text:span></text:h>
      <text:h text:style-name="Heading_20_1" text:outline-level="1"><text:bookmark-start text:name="reproducible-selfpub-kit---manuscript-6"/>Reproducible SelfPub Kit - Manuscript</text:h>
      <text:p text:style-name="First_20_Paragraph">Covers are where drift becomes visible and embarrassing.</text:p>
      <text:p text:style-name="Text_20_body">The classic mismatch:</text:p>
      <text:p text:style-name="Text_20_body">cover says Title: Subtitle title page inside says Title (or an older subtitle) store listing says something else entirely Minimum cover alignment checklist cover text matches YAML (title/subtitle/author) internal title page matches YAML (or you intentionally omit subtitle and document that choice) EPUB metadata matches YAML filenames are boring and consistent (no final_final_REAL2) Where people lose time exporting multiple cover sizes and forgetting which is live tweaking cover text after upload but not updating the manuscript tiny subtitle change turning into four separate edits across tools Time-saving principle: Make metadata edits once, then rebuild and re-export.</text:p>
      <text:p text:style-name="Standard"><draw:rect text:anchor-type="as-char" style:rel-width="100%" draw:z-index="6" draw:style-name="gr1" draw:text-style-name="P13" svg:width="16.511cm" svg:height="0.054cm"><text:p/></draw:rect><text:bookmark-end text:name="reproducible-selfpub-kit---manuscript-6"/></text:p>
      <text:h text:style-name="P3" text:outline-level="1"><text:soft-page-break/><text:span text:style-name="T3">Going With your flow.</text:span></text:h>
      <text:h text:style-name="Heading_20_1" text:outline-level="1"><text:bookmark-start text:name="reproducible-selfpub-kit---manuscript-7"/>Reproducible SelfPub Kit - Manuscript</text:h>
      <text:p text:style-name="First_20_Paragraph">Different writers have different habits. Good. The workflow should adapt without breaking.</text:p>
      <text:p text:style-name="Text_20_body">This kit is deliberately permissive: <text:span text:style-name="T3">We go with your flow ensuring you don’t step into the same river twice unless you want to.</text:span></text:p>
      <text:p text:style-name="Text_20_body">write in Markdown from an LLM, a text editor, Obsidian, VS Code, Notepadwhatever keep structure simple: headings, lists, blockquotes, code fences avoid format-fragile tricks that only one output understands A safe subset of Markdown for predictable builds Use freely:</text:p>
      <text:p text:style-name="Text_20_body">/ ## / ### headings bullet/numbered lists blockquotes (&gt;) code fences (triple backticks) emphasis (italic, bold) links Be cautious with:</text:p>
      <text:p text:style-name="Text_20_body">raw HTML for layout (varies by output) manual spacing tricks (multiple blank lines; renderers differ) forcing pagination for EPUB/DOCX (they dont have pages in the same way) Formatting philosophy (for tired humans) If you cant explain why a formatting trick exists in one sentence, it doesnt belong in the canonical manuscript.</text:p>
      <text:p text:style-name="Standard"><draw:rect text:anchor-type="as-char" style:rel-width="100%" draw:z-index="7" draw:style-name="gr1" draw:text-style-name="P13" svg:width="16.511cm" svg:height="0.054cm"><text:p/></draw:rect><text:bookmark-end text:name="reproducible-selfpub-kit---manuscript-7"/></text:p>
      <text:h text:style-name="P2" text:outline-level="1">Preparing to Ship, &lt; Print All &gt;</text:h>
      <text:h text:style-name="Heading_20_1" text:outline-level="1"><text:bookmark-start text:name="reproducible-selfpub-kit---manuscript-8"/>Reproducible SelfPub Kit - Manuscript</text:h>
      <text:p text:style-name="First_20_Paragraph">Getting to shipped is mostly reducing avoidable surprises.</text:p>
      <text:p text:style-name="Text_20_body">A sane timeline (pamphlet edition) Write in the canonical Markdown Build PDF/EPUB/DOCX locally Spot-check the usual failure points Commit the changes that produced the shippable build Upload/distribute Tag the release (optional, but helpful) firstship checklist (fast, not fancy) Content sanity</text:p>
      <text:p text:style-name="Text_20_body">Title/subtitle/author match YAML and cover Contents list matches headings (or is clearly manual and accurate) No accidental everything is code sections (unclosed fences) Build sanity</text:p>
      <text:p text:style-name="Text_20_body">PDF opens, fonts look normal, headings look right EPUB opens in at least one reader (Calibre is fine) DOCX opens and headings are real headings (not bold paragraphs) Common output gotchas</text:p>
      <text:p text:style-name="Text_20_body">Scene breaks are consistent (pick one style and stick to it) Images (if any) render and are correctly sized Smart punctuation renders cleanly (XeLaTeX usually behaves) The two-minute preview rule If you only have two minutes, check:</text:p>
      <text:p text:style-name="Text_20_body">the title/first page the contents/nav one code block one major section break Most disasters show up right there.</text:p>
      <text:p text:style-name="Standard"><text:soft-page-break/><draw:rect text:anchor-type="as-char" style:rel-width="100%" draw:z-index="8" draw:style-name="gr1" draw:text-style-name="P13" svg:width="16.511cm" svg:height="0.054cm"><text:p/></draw:rect><text:bookmark-end text:name="reproducible-selfpub-kit---manuscript-8"/></text:p>
      <text:p text:style-name="P7"><text:span text:style-name="Strong_20_Emphasis"><text:span text:style-name="T4">Add the W⚓ Protocol File</text:span></text:span><text:span text:style-name="T5">:</text:span> </text:p>
      <text:h text:style-name="Heading_20_1" text:outline-level="1"><text:bookmark-start text:name="reproducible-selfpub-kit---manuscript-9"/>Reproducible SelfPub Kit - Manuscript</text:h>
      <text:p text:style-name="First_20_Paragraph">This is the Im panicking, where is that thing section.</text:p>
      <text:p text:style-name="P8">Debugging “APPS” digital tooling is painstaking getting LLM’s to do the heavy lifting which <text:s/>is </text:p>
      <text:p text:style-name="P8">a process of Breking things fixing them then breaking them again unto hoepefully what you are building does something usefull before it falls over when in operation.</text:p>
      <text:p text:style-name="P8">It was AI drift and AI hallucinations that inspiered me to write this booklet as aside project to the <text:a xlink:type="simple" xlink:href="mailto:Home@ix" text:style-name="Internet_20_link" text:visited-style-name="Visited_20_Internet_20_Link">Home@ix</text:a> FAIR-index project. </text:p>
      <text:p text:style-name="P8">In <text:s/>other projects I have developed other AI tricks like a source of truth file for screening LLM biases called AQAL , for many years I have had many little tricks and ticks to get out of the Google Bubble , and the media Overton Window these have all helped to develop this work flow which is my own work flow ported into a Tool that is still adaptable for your own style.</text:p>
      <text:p text:style-name="Text_20_body">Anchor file: the contract for whats real (paths, tools, commands, outputs) Canonical manuscript: the one source you edit; everything else is generated Drift: mismatches across cover, title page, stores, files, versions Outputs: PDF/EPUB/DOCX artifacts built from the canonical manuscript Pandoc: converter that turns Markdown into the three formats XeLaTeX: PDF engine (good with fonts and smart punctuation) Code fence: triple-backticks that must always be closed Which file is real? Answer: the canonical manuscript + the commit history Closing note (cheerful, realistic) Youre not trying to become a tool expert. Youre trying to ship writing without losing days to nonsense.</text:p>
      <text:p text:style-name="Text_20_body">This kit doesnt remove quirks from the world.</text:p>
      <text:p text:style-name="Text_20_body">It makes them repeatable, diagnosable, and eventually boring.</text:p>
      <text:p text:style-name="Text_20_body">Note: This Reproducible Self-Pub Kit is based on the architecture and patterns from the Home@ix FAIR project (see https://github.com/tonefreqhz/hom-ixFAIRindex), which established the foundational workflow for reproducible builds, PROJECT_ROOT anchoring, build invariants, and the Build Notes Anchor to prevent AI/human drift in long-running development.<text:bookmark-end text:name="reproducible-selfpub-kit---manuscript-9"/></text:p>
      <text:p text:style-name="P8">My frustrations lead to this post on my Substack <text:s/></text:p>
      <text:p text:style-name="P10"><text:a xlink:type="simple" xlink:href="https://open.substack.com/pub/grubstreetinexile/p/anchoring-the-chaos-the-w-protocol?utm_campaign=post-expanded-share&amp;utm_medium=web" text:style-name="Internet_20_link" text:visited-style-name="Visited_20_Internet_20_Link"><text:span text:style-name="T6">Anchoring the Chaos: The W⚓ Protocol for DoughForge’s Happy Ending Quest 🚀</text:span></text:a><text:span text:style-name="T6"> sums it up</text:span></text:p>
      <text:p text:style-name="P9">There ! thats the end of the beginning of the beginning of the next book. Happy publishing I hope this helps.</text:p>
      <text:p text:style-name="P9">Best </text:p>
      <text:p text:style-name="P9">Ro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Aptos Display" svg:font-family="'Aptos Display'" style:font-family-generic="roman"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F Pro Display" svg:font-family="'SF Pro Display', apple-system, system-ui, BlinkMacSystemFont, Inter, 'Segoe UI', Roboto, Helvetica, Arial, sans-serif, 'Apple Color Emoji', 'Segoe UI Emoji', 'Segoe UI Symbol'"/>
    <style:font-face style:name="apple-system" svg:font-family="apple-system, system-ui, 'Helvetica Neue', Tahoma, 'PingFang SC', 'Microsoft Yahei', Arial, 'Hiragino Sans GB',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n" fo:country="US" style:letter-kerning="false" style:font-name-asian="F" style:font-size-asian="12pt" style:language-asian="zh" style:country-asian="CN"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ptos" fo:font-size="12pt" fo:language="en" fo:country="US" style:letter-kerning="false" style:font-name-asian="F" style:font-size-asian="12pt" style:language-asian="zh" style:country-asian="CN"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loext:linked-style-name="Title_20_Char" style:class="chapter">
      <style:paragraph-properties fo:margin-top="0cm" fo:margin-bottom="0.141cm" style:contextual-spacing="true" fo:line-height="100%" fo:text-align="center" style:justify-single-word="false"/>
      <style:text-properties style:font-name="Aptos Display" fo:font-family="'Aptos Display'" style:font-family-generic="roman" style:font-pitch="variable" fo:font-size="28pt"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Title" style:next-style-name="Text_20_body" loext:linked-style-name="Subtitle_20_Char" style:class="chapter">
      <style:text-properties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Author" style:family="paragraph" style:parent-style-name="Title" style:next-style-name="Text_20_body">
      <style:paragraph-properties fo:keep-together="always" fo:keep-with-next="always"/>
      <style:text-properties fo:font-size="12pt" style:font-size-asian="12pt" style:font-size-complex="12pt"/>
    </style:style>
    <style:style style:name="Date" style:family="paragraph" style:parent-style-name="Title" style:next-style-name="Text_20_body">
      <style:paragraph-properties fo:keep-together="always" fo:keep-with-next="always"/>
      <style:text-properties fo:font-size="12pt" style:font-size-asian="12pt" style:font-size-complex="12pt"/>
    </style:style>
    <style:style style:name="Abstract_20_Title" style:display-name="Abstract Title" style:family="paragraph" style:parent-style-name="Standard" style:next-style-name="Abstract">
      <style:paragraph-properties fo:margin-top="0.529cm" fo:margin-bottom="0cm" style:contextual-spacing="false" fo:text-align="center" style:justify-single-word="false" fo:keep-together="always" fo:keep-with-next="always"/>
      <style:text-properties fo:font-size="10pt" fo:font-weight="bold" style:font-size-asian="10pt" style:font-weight-asian="bold" style:font-size-complex="10pt"/>
    </style:style>
    <style:style style:name="Abstract" style:family="paragraph" style:parent-style-name="Standard" style:next-style-name="Text_20_body">
      <style:paragraph-properties fo:margin-top="0.176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Text_20_body"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Text_20_body"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Text_20_body"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Text_20_body"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Text_20_body"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Footnote_20_Block_20_Text" style:display-name="Footnote Block Text" style:family="paragraph" style:parent-style-name="Footnote" style:next-style-name="Footnote">
      <style:paragraph-properties fo:margin-left="0.847cm" fo:margin-right="0.847cm" fo:margin-top="0.176cm" fo:margin-bottom="0.176cm" style:contextual-spacing="false" fo:text-indent="0cm" style:auto-text-indent="false"/>
    </style:style>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141cm" style:contextual-spacing="false" fo:line-height="108%"/>
      <style:text-properties fo:color="#365f91" loext:opacity="100%" style:font-name="Aptos Display" fo:font-family="'Aptos Display'"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manuscript</dc:title>
    <meta:creation-date>2026-03-06T07:51:56</meta:creation-date>
    <dc:date>2026-03-08T13:32:23.101000000</dc:date>
    <meta:generator>LibreOffice/24.2.5.2$Windows_X86_64 LibreOffice_project/bffef4ea93e59bebbeaf7f431bb02b1a39ee8a59</meta:generator>
    <meta:editing-duration>PT5H28M27S</meta:editing-duration>
    <meta:editing-cycles>1</meta:editing-cycles>
    <meta:document-statistic meta:table-count="0" meta:image-count="0" meta:object-count="0" meta:page-count="8" meta:paragraph-count="121" meta:word-count="1975" meta:character-count="12362" meta:non-whitespace-character-count="10484"/>
    <meta:user-defined meta:name="AppVersion">12.0000</meta:user-defined>
    <meta:template xlink:type="simple" xlink:actuate="onRequest" xlink:title="Normal.dotm" xlink:href=""/>
  </office:meta>
</office:document-meta>
</file>